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Arial1"/>
    </style:style>
    <style:style style:name="P5" style:family="paragraph" style:parent-style-name="Heading_20_2">
      <style:text-properties style:font-name="Arial1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Arial1"/>
    </style:style>
    <style:style style:name="P8" style:family="paragraph" style:parent-style-name="Standard" style:list-style-name="L1">
      <style:text-properties style:font-name="Arial1" officeooo:paragraph-rsid="00118dc9"/>
    </style:style>
    <style:style style:name="P9" style:family="paragraph" style:parent-style-name="Standard" style:list-style-name="L1">
      <style:text-properties style:font-name="Courier New"/>
    </style:style>
    <style:style style:name="P10" style:family="paragraph" style:parent-style-name="Standard" style:list-style-name="L2">
      <style:text-properties style:font-name="Courier New"/>
    </style:style>
    <style:style style:name="P11" style:family="paragraph" style:parent-style-name="Standard" style:list-style-name="L2"/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T3" style:family="text">
      <style:text-properties officeooo:rsid="001022ad"/>
    </style:style>
    <style:style style:name="T4" style:family="text">
      <style:text-properties officeooo:rsid="00118dc9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: test_4</text:p>
      <text:p text:style-name="Standard"/>
      <text:p text:style-name="Standard">Etape préalable : créer un répertoire de travail, par exemple <text:span text:style-name="T1">/tmp/test_4</text:span></text:p>
      <text:p text:style-name="Standard">Remarque : quand rien n'est précisé, laisser les valeurs par défaut.</text:p>
      <text:h text:style-name="Heading_20_1" text:outline-level="1">Création du maillage initial</text:h>
      <text:p text:style-name="Standard">Module GEOM : créer une boîte de dimensions (<text:span text:style-name="T3">6</text:span>00, 400, 200)</text:p>
      <text:p text:style-name="Standard"/>
      <text:p text:style-name="Standard">Module SMESH :</text:p>
      <text:list xml:id="list5194582585203205476" text:style-name="L1">
        <text:list-item>
          <text:p text:style-name="P6">Créer un maillage en hexaèdre (i,j,k) sur la géométrie<text:span text:style-name="T2"> de la boîte</text:span></text:p>
        </text:list-item>
        <text:list-item>
          <text:p text:style-name="P7">Hypothèse pour les faces : « quadrangle mapping » standard</text:p>
        </text:list-item>
        <text:list-item>
          <text:p text:style-name="P8">Hypothèse pour les segments : « <text:span text:style-name="T4">Wire Discretisation</text:span> » avec « <text:span text:style-name="T4">Local Length</text:span> » valant 40</text:p>
        </text:list-item>
        <text:list-item>
          <text:p text:style-name="P7">Exporter le maillage au format MED</text:p>
        </text:list-item>
      </text:list>
      <text:p text:style-name="P2"/>
      <text:h text:style-name="Heading_20_1" text:outline-level="1">Création du cas</text:h>
      <text:p text:style-name="Standard">Menu HOMARD, onglet « <text:span text:style-name="T1">Nouveau cas</text:span> »</text:p>
      <text:p text:style-name="Standard"/>
      <text:p text:style-name="Standard">Dans la fenêtre qui apparaît :</text:p>
      <text:list xml:id="list165759196313922" text:continue-numbering="true" text:style-name="L1">
        <text:list-item>
          <text:p text:style-name="P6">Répertoire : choisir le répertoire de travail créé au préalable</text:p>
        </text:list-item>
        <text:list-item>
          <text:p text:style-name="P6">Maillage : sélectionner le fichier med issu de la création précédente</text:p>
        </text:list-item>
      </text:list>
      <text:p text:style-name="P2"/>
      <text:p text:style-name="Standard">Valider la création du cas par le bouton « <text:span text:style-name="T1">Appliquer et fermer</text:span> ».</text:p>
      <text:p text:style-name="Standard"/>
      <text:p text:style-name="Standard">L'arbre d'études s'enrichit de <text:span text:style-name="T1">Case_1</text:span> et de l'itération initiale <text:span text:style-name="T1">MESH</text:span>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ESH</text:span>, puis à la souris, onglet « I<text:span text:style-name="T1">tération suivante</text:span> »</text:p>
      <text:p text:style-name="Standard"/>
      <text:p text:style-name="Standard">Dans la fenêtre qui apparaît :</text:p>
      <text:list xml:id="list165759292629789" text:continue-list="list165759196313922" text:style-name="L1">
        <text:list-item text:start-value="1">
          <text:p text:style-name="P6"><text:span text:style-name="T2">Maillage n+1 : modifier la valeur par défaut en donnant </text:span><text:span text:style-name="T1">M_1</text:span></text:p>
        </text:list-item>
        <text:list-item>
          <text:p text:style-name="P6">Cliquer sur « <text:span text:style-name="T1">Hypothèse / Nouveau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xml:id="list165759125896397" text:continue-list="list165759292629789" text:style-name="L1">
        <text:list-item text:start-value="1">
          <text:p text:style-name="P6"><text:span text:style-name="T2">Choisir le nom </text:span><text:span text:style-name="T1">Hypo_1</text:span></text:p>
        </text:list-item>
        <text:list-item>
          <text:p text:style-name="P6"><text:span text:style-name="T2">Type d'adaptation : sélectionner le bouton « </text:span><text:span text:style-name="T1">Selon des zones géométriques</text:span><text:span text:style-name="T2"> »</text:span></text:p>
        </text:list-item>
        <text:list-item>
          <text:p text:style-name="P7"/>
        </text:list-item>
        <text:list-item>
          <text:p text:style-name="P7">La liste « <text:span text:style-name="T1">Gestion des zones</text:span> » apparaît, vide. Cliquer sur <text:span text:style-name="T1">Nouveau</text:span>.</text:p>
        </text:list-item>
        <text:list-item>
          <text:p text:style-name="P6"/>
        </text:list-item>
        <text:list-item>
          <text:p text:style-name="P6">Dans la fenêtre qui apparaît :</text:p>
        </text:list-item>
        <text:list-item text:start-value="1">
          <text:p text:style-name="P6">X mini : modifier la valeur par défaut en donnant <text:span text:style-name="T1">-2.</text:span></text:p>
        </text:list-item>
        <text:list-item>
          <text:p text:style-name="P6"><text:span text:style-name="T2">X maxi : modifier la valeur par défaut en donnant </text:span><text:span text:style-name="T1">202.</text:span></text:p>
        </text:list-item>
        <text:list-item>
          <text:p text:style-name="P6"><text:span text:style-name="T2">Y mini : modifier la valeur par défaut en donnant </text:span><text:span text:style-name="T1">98.</text:span></text:p>
        </text:list-item>
        <text:list-item>
          <text:p text:style-name="P9"><text:span text:style-name="T2">Y maxi : modifier la valeur par défaut en donnant </text:span><text:span text:style-name="T1">302.</text:span></text:p>
        </text:list-item>
        <text:list-item>
          <text:p text:style-name="P9"><text:span text:style-name="T2">Z mini : modifier la valeur par défaut en donnant </text:span><text:span text:style-name="T1">158.</text:span></text:p>
        </text:list-item>
        <text:list-item>
          <text:p text:style-name="P9"><text:span text:style-name="T2">Z maxi : modifier la valeur par défaut en donnant </text:span><text:span text:style-name="T4">20</text:span><text:span text:style-name="T1">2.</text:span></text:p>
        </text:list-item>
      </text:list>
      <text:p text:style-name="P2"/>
      <text:p text:style-name="P2">Valider la création de la zone par le bouton « <text:span text:style-name="T1">Appliquer et fermer</text:span> ». On retourne à la fenêtre de création d'une hypothèse. La liste de zones s'est enrichie de <text:span text:style-name="T1">Zone_1</text:span>. Cocher la case de raffinement pour cette zone.</text:p>
      <text:p text:style-name="P2"/>
      <text:p text:style-name="Standard">Valider la création de l'hypothèse par le bouton « <text:span text:style-name="T1">Appliquer et fermer</text:span> ». On retourne à la fenêtre de création d'une itération. La liste d'hypothèses s'est enrichie de <text:span text:style-name="T1">Hypo_1</text:span>.</text:p>
      <text:p text:style-name="Heading_20_2"><text:soft-page-break/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s s'est enrichi de l'itération <text:span text:style-name="T1">Iter_1</text:span><text:span text:style-name="T2">, avec une icône signifiant que l'itération n'est pas calculée. L'arbre d'études s'est enrichi d'un onglet Hypothesis avec celle qui vient d'être créée</text:span>, <text:span text:style-name="T1">Hypo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alculer et publier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s s'est enrichi de trois fichiers : les deux premiers sont des fichiers texte, pouvant être visualisés par le choix « <text:span text:style-name="T1">Afficher le fichier</text:span> » ; le troisième est le fichier med, contenant le maillage produit, pour information.</text:p>
      <text:p text:style-name="Standard"><text:span text:style-name="T2">Dans le module Mesh, le maillage </text:span><text:span text:style-name="T1">M_1</text:span><text:span text:style-name="T2"> apparaît avec l'icône de maillage produit.</text:span></text:p>
      <text:p text:style-name="P4"/>
      <text:h text:style-name="Heading_20_1" text:outline-level="1">La deuxième itération</text:h>
      <text:p text:style-name="Heading_20_2">Création d'une nouvelle itération</text:p>
      <text:p text:style-name="Standard">Désigner à la souris l'itération <text:span text:style-name="T1">Iter_1</text:span>, puis à la souris, onglet « <text:span text:style-name="T1">Itération suivante</text:span> »</text:p>
      <text:p text:style-name="Standard"/>
      <text:p text:style-name="Standard">Dans la fenêtre qui apparaît :</text:p>
      <text:list xml:id="list165758097515810" text:continue-list="list165759125896397" text:style-name="L1">
        <text:list-item text:start-value="1">
          <text:p text:style-name="P6"><text:span text:style-name="T2">Maillage n+1 : modifier la valeur par défaut en donnant </text:span><text:span text:style-name="T1">M_2</text:span></text:p>
        </text:list-item>
        <text:list-item>
          <text:p text:style-name="P6"><text:span text:style-name="T1">Cliquer sur « Hypothesis / Nouveau</text:span><text:span text:style-name="T2"> »</text:span></text:p>
        </text:list-item>
      </text:list>
      <text:p text:style-name="Heading_20_2">Création d'une nouvelle hypothèse</text:p>
      <text:p text:style-name="Standard">Dans la fenêtre qui apparaît :</text:p>
      <text:list xml:id="list2633415286676239068" text:style-name="L2">
        <text:list-item text:start-value="1">
          <text:p text:style-name="P11"><text:span text:style-name="T2">Nom : modifier la valeur par défaut en donnant </text:span><text:span text:style-name="T1">Zone_2</text:span></text:p>
        </text:list-item>
        <text:list-item>
          <text:p text:style-name="P11"><text:span text:style-name="T2">Type d'adaptation : sélectionner le bouton « </text:span><text:span text:style-name="T1">Selon des zones géométriques</text:span><text:span text:style-name="T2"> »</text:span></text:p>
        </text:list-item>
      </text:list>
      <text:p text:style-name="P2"/>
      <text:p text:style-name="P2">La liste « <text:span text:style-name="T1">Gestion des zones</text:span> » apparaît, avec la zone Zone_1 précédemment créée. Cliquer sur <text:span text:style-name="T1">Nouveau</text:span>.</text:p>
      <text:p text:style-name="Standard"/>
      <text:p text:style-name="Standard">Dans la fenêtre qui apparaît :</text:p>
      <text:list xml:id="list165759802382880" text:continue-list="list2633415286676239068" text:style-name="L2">
        <text:list-item text:start-value="1">
          <text:p text:style-name="P11">Sélectionner le bouton lié à la sphère</text:p>
        </text:list-item>
        <text:list-item>
          <text:p text:style-name="P11"><text:span text:style-name="T2">X centre : modifier la valeur par défaut en donnant </text:span><text:span text:style-name="T1">200.</text:span></text:p>
        </text:list-item>
        <text:list-item>
          <text:p text:style-name="P11"><text:span text:style-name="T2">Y centre : modifier la valeur par défaut en donnant </text:span><text:span text:style-name="T1">120.</text:span></text:p>
        </text:list-item>
        <text:list-item>
          <text:p text:style-name="P11"><text:span text:style-name="T2">Z centre : modifier la valeur par défaut en donnant </text:span><text:span text:style-name="T1">120.</text:span></text:p>
        </text:list-item>
        <text:list-item>
          <text:p text:style-name="P10"><text:span text:style-name="T2">Rayon : modifier la valeur par défaut en donnant </text:span>50.</text:p>
        </text:list-item>
      </text:list>
      <text:p text:style-name="P2">Valider la création de la zone par le bouton « <text:span text:style-name="T1">Appliquer et fermer</text:span> ». On retourne à la fenêtre de création d'une hypothèse. La liste de zones s'est enrichie de <text:span text:style-name="T1">Zone_2</text:span>. Cocher la case de raffinement pour cette zone. Décocher les cases pour la zone Zone_1</text:p>
      <text:p text:style-name="P2"/>
      <text:p text:style-name="P2">Valider la création de l'hypothèse par le bouton « <text:span text:style-name="T1">Appliquer et fermer</text:span> ». On retourne à la fenêtre de création d'une itération. La liste d'hypothèses s'est enrichie de <text:span text:style-name="T1">Hypo_2</text:span>, qui est sélectionnée.</text:p>
      <text:p text:style-name="P2"/>
      <text:p text:style-name="P5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Heading_20_2">Calcul de l'itération</text:p>
      <text:p text:style-name="Standard">Désigner à la souris l'itération <text:span text:style-name="T1">Iter_2</text:span>, puis à la souris, onglet « <text:span text:style-name="T1">Calculer et publier</text:span> ». Mêmes commentaires que pour <text:span text:style-name="T1">Iter_1</text:span>.</text:p>
      <text:p text:style-name="P3"/>
      <text:h text:style-name="Heading_20_1" text:outline-level="1">Vérifications</text:h>
      <text:p text:style-name="Standard">Date mise à part, le fichier produit dans le répertoire de travail <text:span text:style-name="T1">I03/apad.03.bilan</text:span> doit être identique au fichier <text:span text:style-name="T1">test_4.apad.03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4.py</text:span><text:span text:style-name="T2"> q</text:span>ui se trouve dans le répertoire de référence des cas-tes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fo:font-size="20pt" fo:font-weight="bold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21cm" fo:margin-bottom="0cm" loext:contextual-spacing="false" fo:text-align="start" style:justify-single-word="false" style:page-number="auto" fo:background-color="transparent" style:shadow="none">
        <style:tab-stops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loext:contextual-spacing="false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10-01T09:27:30</meta:creation-date>
    <dc:date>2020-10-28T16:56:23.659575669</dc:date>
    <dc:language>fr-FR</dc:language>
    <meta:editing-cycles>60</meta:editing-cycles>
    <meta:editing-duration>PT45M20S</meta:editing-duration>
    <meta:document-statistic meta:table-count="0" meta:image-count="0" meta:object-count="0" meta:page-count="4" meta:paragraph-count="71" meta:word-count="875" meta:character-count="4944" meta:non-whitespace-character-count="4172"/>
    <meta:user-defined meta:name="Info 1"/>
    <meta:user-defined meta:name="Info 2"/>
    <meta:user-defined meta:name="Info 3"/>
    <meta:user-defined meta:name="Info 4"/>
  </office:meta>
</office:document-meta>
</file>